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09000003AFC22F9FDA5738B089.png" manifest:media-type="image/png"/>
  <manifest:file-entry manifest:full-path="Pictures/10000000000002110000039B633BFB8EFFFF45C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.608cm, 6.701cm, 1.908cm)" draw:image-opacity="5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7.45cm" fo:min-width="2.85cm" draw:shadow-opacity="100%" style:writing-mode="lr-tb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6cm" fo:min-width="1.98cm" draw:shadow-opacity="100%" style:writing-mode="lr-tb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line-distance="4.165cm" draw:placing="abov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6.9cm" fo:min-width="1.3cm" draw:shadow-opacity="100%" style:writing-mode="lr-tb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3.837cm" draw:placing="below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.3cm" fo:min-width="4.45cm" draw:shadow-opacity="100%" style:writing-mode="lr-tb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17.5cm" draw:placing="above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line-distance="4.116cm" draw:placing="above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cm" fo:min-width="3.93cm" draw:shadow-opacity="100%" style:writing-mode="lr-tb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3cm" draw:placing="above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cm" fo:min-width="3.1cm" draw:shadow-opacity="100%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1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 draw:opacity="100%"/>
      <style:paragraph-properties fo:text-align="center" style:writing-mode="lr-tb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ffffff" draw:opacity="100%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b2b2b2" draw:opacity="100%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Arial" fo:font-size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75cm" svg:height="19.2cm" svg:x="3.05cm" svg:y="1.1cm">
          <draw:image xlink:href="Pictures/10000000000002110000039B633BFB8EFFFF45CB.png" xlink:type="simple" xlink:show="embed" xlink:actuate="onLoad" draw:mime-type="image/png">
            <text:p/>
          </draw:image>
        </draw:frame>
        <draw:frame draw:style-name="gr2" draw:text-style-name="P3" draw:layer="layout" svg:width="12.15cm" svg:height="1.383cm" draw:transform="rotate (1.5707963267949) translate (18.35cm 27.15cm)">
          <draw:text-box>
            <text:p text:style-name="P2"><text:span text:style-name="T1">Massstab</text:span><text:span text:style-name="T1"><text:tab/></text:span><text:span text:style-name="T1">1:10</text:span></text:p>
            <text:p text:style-name="P2"><text:span text:style-name="T1">File</text:span><text:span text:style-name="T1"><text:tab/></text:span><text:span text:style-name="T1"><text:file-name text:display="name">20240207a_puent_wand_entwurf</text:file-name></text:span></text:p>
            <text:p text:style-name="P2"><text:span text:style-name="T1">Autor</text:span><text:span text:style-name="T1"><text:tab/></text:span><text:span text:style-name="T1">Peter Märki</text:span></text:p>
          </draw:text-box>
        </draw:frame>
        <draw:frame draw:style-name="gr3" draw:text-style-name="P4" draw:layer="layout" svg:width="9.3cm" svg:height="1.1cm" draw:transform="rotate (1.5707963267949) translate (18.8cm 11.05cm)">
          <draw:text-box>
            <text:p>Steuerung Wand Puenterswis</text:p>
          </draw:text-box>
        </draw:frame>
        <draw:custom-shape draw:style-name="gr4" draw:text-style-name="P1" draw:layer="layout" svg:width="0.1cm" svg:height="0.001cm" svg:x="4.4cm" svg:y="2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3.05cm" svg:height="7.65cm" svg:x="6.9cm" svg:y="10.95cm">
          <text:p text:style-name="P1">Hager</text:p>
          <text:p text:style-name="P1"/>
          <text:p text:style-name="P1">VA60CN</text:p>
          <text:p text:style-name="P1"/>
          <text:p text:style-name="P1"><text:span text:style-name="T2">305x76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18cm" svg:height="1.8cm" svg:x="6.87cm" svg:y="3.4cm">
          <text:p text:style-name="P6"><text:span text:style-name="T3">Hager</text:span></text:p>
          <text:p text:style-name="P6"><text:span text:style-name="T3">GD110N</text:span></text:p>
          <text:p text:style-name="P6"><text:span text:style-name="T3">218x180</text:span></text:p>
          <draw:enhanced-geometry svg:viewBox="0 0 21600 21600" draw:type="rectangle" draw:enhanced-path="M 0 0 L 21600 0 21600 21600 0 21600 0 0 Z N"/>
        </draw:custom-shape>
        <draw:measure draw:style-name="gr7" draw:text-style-name="P9" draw:layer="layout" svg:x1="6.915cm" svg:y1="31.152cm" svg:x2="6.914cm" svg:y2="3.252cm">
          <text:p text:style-name="P8"><text:span text:style-name="T4"><text:measure text:kind="gap"/></text:span><text:span text:style-name="T4"><text:measure text:kind="value">2'790</text:measure></text:span><text:span text:style-name="T4"><text:s/></text:span><text:span text:style-name="T4"><text:measure text:kind="gap"/></text:span></text:p>
        </draw:measure>
        <draw:custom-shape draw:style-name="gr8" draw:text-style-name="P10" draw:layer="layout" svg:width="1.5cm" svg:height="17.1cm" svg:x="5.3cm" svg:y="2.75cm">
          <text:p/>
          <draw:enhanced-geometry svg:viewBox="0 0 21600 21600" draw:type="rectangle" draw:enhanced-path="M 0 0 L 21600 0 21600 21600 0 21600 0 0 Z N"/>
        </draw:custom-shape>
        <draw:measure draw:style-name="gr9" draw:text-style-name="P9" draw:layer="layout" svg:x1="6.763cm" svg:y1="10.9cm" svg:x2="6.763cm" svg:y2="3.45cm">
          <text:p text:style-name="P8"><text:span text:style-name="T4">(</text:span><text:span text:style-name="T4"><text:measure text:kind="gap"/></text:span><text:span text:style-name="T4"><text:measure text:kind="value">745</text:measure></text:span><text:span text:style-name="T4"> </text:span><text:span text:style-name="T4"><text:measure text:kind="gap"/></text:span><text:span text:style-name="T4">)</text:span></text:p>
        </draw:measure>
        <draw:custom-shape draw:style-name="gr10" draw:text-style-name="P10" draw:layer="layout" svg:width="4.65cm" svg:height="1.5cm" svg:x="5.3cm" svg:y="18.698cm">
          <text:p/>
          <draw:enhanced-geometry svg:viewBox="0 0 21600 21600" draw:type="rectangle" draw:enhanced-path="M 0 0 L 21600 0 21600 21600 0 21600 0 0 Z N"/>
        </draw:custom-shape>
        <draw:measure draw:style-name="gr11" draw:text-style-name="P9" draw:layer="measurelines" svg:x1="16.45cm" svg:y1="4.55cm" svg:x2="6.85cm" svg:y2="4.55cm">
          <text:p text:style-name="P8"><text:measure text:kind="gap"/><text:measure text:kind="value">960</text:measure><text:s/><text:measure text:kind="gap"/></text:p>
        </draw:measure>
        <draw:measure draw:style-name="gr12" draw:text-style-name="P9" draw:layer="layout" svg:x1="5.766cm" svg:y1="31.152cm" svg:x2="5.765cm" svg:y2="2.712cm">
          <text:p text:style-name="P8"><text:span text:style-name="T4"><text:measure text:kind="gap"/></text:span><text:span text:style-name="T4"><text:measure text:kind="value">2'844</text:measure></text:span><text:span text:style-name="T4"><text:s/></text:span><text:span text:style-name="T4"><text:measure text:kind="gap"/></text:span></text:p>
        </draw:measure>
        <draw:custom-shape draw:style-name="gr13" draw:text-style-name="P7" draw:layer="layout" svg:width="4.13cm" svg:height="0.6cm" svg:x="5.3cm" svg:y="2.15cm">
          <text:p text:style-name="P6"><text:span text:style-name="T3">Unterkante Kanal</text:span></text:p>
          <draw:enhanced-geometry svg:viewBox="0 0 21600 21600" draw:type="rectangle" draw:enhanced-path="M 0 0 L 21600 0 21600 21600 0 21600 0 0 Z N"/>
        </draw:custom-shape>
        <draw:measure draw:style-name="gr14" draw:text-style-name="P9" draw:layer="layout" svg:x1="7.351cm" svg:y1="31.152cm" svg:x2="7.35cm" svg:y2="18.452cm">
          <text:p text:style-name="P8"><text:span text:style-name="T4"><text:measure text:kind="gap"/></text:span><text:span text:style-name="T4"><text:measure text:kind="value">1'270</text:measure></text:span><text:span text:style-name="T4"><text:s/></text:span><text:span text:style-name="T4"><text:measure text:kind="gap"/></text:span></text:p>
        </draw:measure>
        <draw:custom-shape draw:style-name="gr15" draw:text-style-name="P7" draw:layer="layout" svg:width="3.3cm" svg:height="0.6cm" draw:transform="rotate (1.5707963267949) translate (16.5cm 18.05cm)">
          <text:p text:style-name="P6"><text:span text:style-name="T3">Durchga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209000003AFC22F9FDA5738B089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10T19:11:47.522000000</dc:date>
    <meta:editing-duration>PT3H41M9S</meta:editing-duration>
    <meta:editing-cycles>21</meta:editing-cycles>
    <meta:generator>LibreOffice/7.5.9.2$Windows_X86_64 LibreOffice_project/cdeefe45c17511d326101eed8008ac4092f278a9</meta:generator>
    <meta:print-date>2024-02-10T18:36:16.159000000</meta:print-date>
    <meta:document-statistic meta:object-count="15"/>
  </office:meta>
</office:document-meta>
</file>